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8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czułość</text:p>
          </table:table-cell>
          <table:table-cell table:number-columns-repeated="4" table:style-name="ce1"/>
          <table:table-cell office:value-type="string" table:style-name="ce1">
            <text:p>dane</text:p>
          </table:table-cell>
          <table:table-cell table:number-columns-repeated="4" table:style-name="ce1"/>
          <table:table-cell office:value-type="string" table:number-columns-spanned="2" table:number-rows-spanned="1" table:style-name="ce6">
            <text:p>Pomiary wartości wejściowej</text:p>
          </table:table-cell>
          <table:covered-table-cell/>
          <table:table-cell table:number-columns-repeated="2" table:style-name="ce8"/>
          <table:table-cell table:style-name="ce1"/>
          <table:table-cell office:value-type="string" table:number-columns-spanned="3" table:number-rows-spanned="1" table:style-name="ce6">
            <text:p>Pomiary wagowe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office:value-type="string" table:style-name="ce1">
            <text:p>2 tens. Wzdłużnie</text:p>
          </table:table-cell>
          <table:table-cell table:style-name="ce1"/>
          <table:table-cell office:value-type="string" table:style-name="ce1">
            <text:p>Czułość wzmacniacza</text:p>
          </table:table-cell>
          <table:table-cell table:number-columns-repeated="2" table:style-name="ce1"/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2">
            <text:p>g</text:p>
          </table:table-cell>
          <table:table-cell office:value-type="string" table:style-name="ce2">
            <text:p>mV/V</text:p>
          </table:table-cell>
          <table:table-cell office:value-type="string" table:style-name="ce2">
            <text:p>g<text:span text:style-name="T2">o</text:span></text:p>
          </table:table-cell>
          <table:table-cell office:value-type="string" table:style-name="ce2">
            <text:p>g<text:span text:style-name="T1">z</text:span></text:p>
          </table:table-cell>
          <table:table-cell table:style-name="ce1"/>
          <table:table-cell office:value-type="string" table:style-name="ce2">
            <text:p>g<text:span text:style-name="T1">rz</text:span></text:p>
          </table:table-cell>
          <table:table-cell office:value-type="string" table:style-name="ce2">
            <text:p>g<text:span text:style-name="T1">w</text:span></text:p>
          </table:table-cell>
          <table:table-cell office:value-type="string" table:style-name="ce2">
            <text:p>go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lka 1</text:p>
          </table:table-cell>
          <table:table-cell office:value-type="float" office:value="2.0733013025154502E-3" table:formula="of:=(3*[.G2]*[.G11]*[.G5])/([.G9]*[.G8]*[.G3]^2)" table:style-name="ce4">
            <text:p>0,002073301</text:p>
          </table:table-cell>
          <table:table-cell office:value-type="float" office:value="482.32256391617636" table:formula="of:=1/[.B3]" table:style-name="ce5">
            <text:p>482,3225639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float" office:value="8.8999999999999995E-4" table:style-name="ce1">
            <text:p>0,00089</text:p>
          </table:table-cell>
          <table:table-cell office:value-type="float" office:value="8.8999999999999995E-4" table:style-name="ce1">
            <text:p>0,00089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office:value-type="float" office:value="-0.36049999999999999" table:style-name="ce2">
            <text:p>-0,3605</text:p>
          </table:table-cell>
          <table:table-cell office:value-type="float" office:value="-173.87728429178156" table:formula="of:=[.L3]*[.$C$3]" table:style-name="ce7">
            <text:p>-173,88</text:p>
          </table:table-cell>
          <table:table-cell office:value-type="float" office:value="0" table:formula="of:=([.M3]-[.$M$3])*(-1)" table:style-name="ce7">
            <text:p>0,00</text:p>
          </table:table-cell>
          <table:table-cell table:style-name="ce1"/>
          <table:table-cell office:value-type="float" office:value="0" table:style-name="ce2">
            <text:p>0</text:p>
          </table:table-cell>
          <table:table-cell office:value-type="float" office:value="-172.42" table:style-name="ce9">
            <text:p>-172,42</text:p>
          </table:table-cell>
          <table:table-cell office:value-type="float" office:value="0" table:formula="of:=([.Q3]-[.$Q$3])*(-1)" table:style-name="ce7">
            <text:p>0,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ka 2</text:p>
          </table:table-cell>
          <table:table-cell office:value-type="float" office:value="1.5557446254169322E-3" table:formula="of:=(3*[.G2]*[.G11]*[.H4])/([.G9]*[.H7]*[.G3]^2)" table:style-name="ce1">
            <text:p>0,001555745</text:p>
          </table:table-cell>
          <table:table-cell office:value-type="float" office:value="642.77901633888325" table:formula="of:=1/[.B4]" table:style-name="ce1">
            <text:p>642,7790163</text:p>
          </table:table-cell>
          <table:table-cell table:number-columns-repeated="2" table:style-name="ce1"/>
          <table:table-cell office:value-type="string" table:style-name="ce1">
            <text:p>l0</text:p>
          </table:table-cell>
          <table:table-cell table:style-name="ce1"/>
          <table:table-cell office:value-type="float" office:value="0.115" table:style-name="ce1">
            <text:p>0,115</text:p>
          </table:table-cell>
          <table:table-cell table:number-columns-repeated="2" table:style-name="ce1"/>
          <table:table-cell office:value-type="float" office:value="10" table:style-name="ce2">
            <text:p>10</text:p>
          </table:table-cell>
          <table:table-cell office:value-type="float" office:value="-0.38224999999999998" table:style-name="ce2">
            <text:p>-0,38225</text:p>
          </table:table-cell>
          <table:table-cell office:value-type="float" office:value="-184.3678000569584" table:formula="of:=[.L4]*[.$C$3]" table:style-name="ce7">
            <text:p>-184,37</text:p>
          </table:table-cell>
          <table:table-cell office:value-type="float" office:value="10.490515765176838" table:formula="of:=([.M4]-[.$M$3])*(-1)" table:style-name="ce7">
            <text:p>10,49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-173.32" table:style-name="ce9">
            <text:p>-173,32</text:p>
          </table:table-cell>
          <table:table-cell office:value-type="float" office:value="0.90000000000000568" table:formula="of:=([.Q4]-[.$Q$3])*(-1)" table:style-name="ce7">
            <text:p>0,90</text:p>
          </table:table-cell>
          <table:table-cell table:number-columns-repeated="16366"/>
        </table:table-row>
        <table:table-row table:style-name="ro1">
          <table:table-cell table:number-columns-repeated="5" table:style-name="ce1"/>
          <table:table-cell office:value-type="string" table:style-name="ce1">
            <text:p>l1</text:p>
          </table:table-cell>
          <table:table-cell office:value-type="float" office:value="0.105" table:style-name="ce1">
            <text:p>0,105</text:p>
          </table:table-cell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-0.40284999999999999" table:style-name="ce2">
            <text:p>-0,40285</text:p>
          </table:table-cell>
          <table:table-cell office:value-type="float" office:value="-194.30364487363164" table:formula="of:=[.L5]*[.$C$3]" table:style-name="ce7">
            <text:p>-194,30</text:p>
          </table:table-cell>
          <table:table-cell office:value-type="float" office:value="20.426360581850076" table:formula="of:=([.M5]-[.$M$3])*(-1)" table:style-name="ce7">
            <text:p>20,43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-175.22" table:style-name="ce9">
            <text:p>-175,22</text:p>
          </table:table-cell>
          <table:table-cell office:value-type="float" office:value="2.8000000000000114" table:formula="of:=([.Q5]-[.$Q$3])*(-1)" table:style-name="ce7">
            <text:p>2,8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1 wzdłużny i 1 poprzeczny</text:p>
          </table:table-cell>
          <table:table-cell table:number-columns-repeated="4" table:style-name="ce1"/>
          <table:table-cell office:value-type="string" table:style-name="ce1">
            <text:p>l2</text:p>
          </table:table-cell>
          <table:table-cell office:value-type="float" office:value="0.1" table:style-name="ce1">
            <text:p>0,1</text:p>
          </table:table-cell>
          <table:table-cell table:number-columns-repeated="3" table:style-name="ce1"/>
          <table:table-cell office:value-type="float" office:value="40" table:style-name="ce2">
            <text:p>40</text:p>
          </table:table-cell>
          <table:table-cell office:value-type="float" office:value="-0.44597999999999999" table:style-name="ce2">
            <text:p>-0,44598</text:p>
          </table:table-cell>
          <table:table-cell office:value-type="float" office:value="-215.10621705533632" table:formula="of:=[.L6]*[.$C$3]" table:style-name="ce7">
            <text:p>-215,11</text:p>
          </table:table-cell>
          <table:table-cell office:value-type="float" office:value="41.228932763554752" table:formula="of:=([.M6]-[.$M$3])*(-1)" table:style-name="ce7">
            <text:p>41,23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float" office:value="-177.42" table:style-name="ce9">
            <text:p>-177,42</text:p>
          </table:table-cell>
          <table:table-cell office:value-type="float" office:value="5" table:formula="of:=([.Q6]-[.$Q$3])*(-1)" table:style-name="ce7">
            <text:p>5,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ka 1</text:p>
          </table:table-cell>
          <table:table-cell office:value-type="float" office:value="1.3229636882717635E-3" table:formula="of:=(3*[.G2]*[.G11]*([.G5]+[.G10]*[.G6])/(2*[.G9]*[.G8]*[.G3]^2))" table:style-name="ce1">
            <text:p>0,001322964</text:p>
          </table:table-cell>
          <table:table-cell office:value-type="float" office:value="755.87864494326152" table:formula="of:=1/[.B7]" table:style-name="ce1">
            <text:p>755,8786449</text:p>
          </table:table-cell>
          <table:table-cell table:number-columns-repeated="2" table:style-name="ce1"/>
          <table:table-cell office:value-type="string" table:style-name="ce1">
            <text:p>b0</text:p>
          </table:table-cell>
          <table:table-cell table:style-name="ce1"/>
          <table:table-cell office:value-type="float" office:value="2.8899999999999999E-2" table:style-name="ce1">
            <text:p>0,0289</text:p>
          </table:table-cell>
          <table:table-cell table:number-columns-repeated="2" table:style-name="ce1"/>
          <table:table-cell office:value-type="float" office:value="50" table:style-name="ce2">
            <text:p>50</text:p>
          </table:table-cell>
          <table:table-cell office:value-type="float" office:value="-0.46750000000000003" table:style-name="ce2">
            <text:p>-0,4675</text:p>
          </table:table-cell>
          <table:table-cell office:value-type="float" office:value="-225.48579863081247" table:formula="of:=[.L7]*[.$C$3]" table:style-name="ce7">
            <text:p>-225,49</text:p>
          </table:table-cell>
          <table:table-cell office:value-type="float" office:value="51.608514339030904" table:formula="of:=([.M7]-[.$M$3])*(-1)" table:style-name="ce7">
            <text:p>51,61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-180.7" table:style-name="ce9">
            <text:p>-180,70</text:p>
          </table:table-cell>
          <table:table-cell office:value-type="float" office:value="8.2800000000000011" table:formula="of:=([.Q7]-[.$Q$3])*(-1)" table:style-name="ce7">
            <text:p>8,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ka 2</text:p>
          </table:table-cell>
          <table:table-cell office:value-type="float" office:value="1.0034552833939211E-3" table:formula="of:=(3*[.G2]*[.G11]*[.H4]*(1+[.G10])/(2*[.G9]*[.H7]*[.G3]^2))" table:style-name="ce1">
            <text:p>0,001003455</text:p>
          </table:table-cell>
          <table:table-cell office:value-type="float" office:value="996.55661447888895" table:formula="of:=1/[.B8]" table:style-name="ce1">
            <text:p>996,5566145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1.9800000000000002E-2" table:style-name="ce1">
            <text:p>0,0198</text:p>
          </table:table-cell>
          <table:table-cell table:number-columns-repeated="3" table:style-name="ce1"/>
          <table:table-cell office:value-type="float" office:value="70" table:style-name="ce2">
            <text:p>70</text:p>
          </table:table-cell>
          <table:table-cell office:value-type="float" office:value="-0.51061999999999996" table:style-name="ce2">
            <text:p>-0,51062</text:p>
          </table:table-cell>
          <table:table-cell office:value-type="float" office:value="-246.28354758687794" table:formula="of:=[.L8]*[.$C$3]" table:style-name="ce7">
            <text:p>-246,28</text:p>
          </table:table-cell>
          <table:table-cell office:value-type="float" office:value="72.40626329509638" table:formula="of:=([.M8]-[.$M$3])*(-1)" table:style-name="ce7">
            <text:p>72,41</text:p>
          </table:table-cell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-184.6" table:style-name="ce9">
            <text:p>-184,60</text:p>
          </table:table-cell>
          <table:table-cell office:value-type="float" office:value="12.180000000000007" table:formula="of:=([.Q8]-[.$Q$3])*(-1)" table:style-name="ce7">
            <text:p>12,18</text:p>
          </table:table-cell>
          <table:table-cell table:number-columns-repeated="16366"/>
        </table:table-row>
        <table:table-row table:style-name="ro1">
          <table:table-cell table:number-columns-repeated="5" table:style-name="ce1"/>
          <table:table-cell office:value-type="string" table:style-name="ce1">
            <text:p>E</text:p>
          </table:table-cell>
          <table:table-cell office:value-type="float" office:value="190000000000" table:formula="of:=1.9*100000000000" table:style-name="ce1">
            <text:p>1,9E+11</text:p>
          </table:table-cell>
          <table:table-cell office:value-type="float" office:value="190000000000" table:formula="of:=[.G9]" table:style-name="ce1">
            <text:p>1,9E+11</text:p>
          </table:table-cell>
          <table:table-cell table:number-columns-repeated="2" table:style-name="ce1"/>
          <table:table-cell office:value-type="float" office:value="100" table:style-name="ce2">
            <text:p>100</text:p>
          </table:table-cell>
          <table:table-cell office:value-type="float" office:value="-0.57530000000000003" table:style-name="ce2">
            <text:p>-0,5753</text:p>
          </table:table-cell>
          <table:table-cell office:value-type="float" office:value="-277.48017102097629" table:formula="of:=[.L9]*[.$C$3]" table:style-name="ce7">
            <text:p>-277,48</text:p>
          </table:table-cell>
          <table:table-cell office:value-type="float" office:value="103.60288672919472" table:formula="of:=([.M9]-[.$M$3])*(-1)" table:style-name="ce7">
            <text:p>103,60</text:p>
          </table:table-cell>
          <table:table-cell table:style-name="ce1"/>
          <table:table-cell office:value-type="float" office:value="17" table:style-name="ce2">
            <text:p>17</text:p>
          </table:table-cell>
          <table:table-cell office:value-type="float" office:value="-189.98" table:style-name="ce9">
            <text:p>-189,98</text:p>
          </table:table-cell>
          <table:table-cell office:value-type="float" office:value="17.560000000000002" table:formula="of:=([.Q9]-[.$Q$3])*(-1)" table:style-name="ce7">
            <text:p>17,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2 wzdłużnie i 2 poprzecznie</text:p>
          </table:table-cell>
          <table:table-cell table:number-columns-repeated="4" table:style-name="ce1"/>
          <table:table-cell office:value-type="string" table:style-name="ce1">
            <text:p>v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8999999999999998" table:style-name="ce1">
            <text:p>0,29</text:p>
          </table:table-cell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-193.3" table:style-name="ce9">
            <text:p>-193,30</text:p>
          </table:table-cell>
          <table:table-cell office:value-type="float" office:value="20.880000000000024" table:formula="of:=([.Q10]-[.$Q$3])*(-1)" table:style-name="ce7">
            <text:p>20,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ka 1</text:p>
          </table:table-cell>
          <table:table-cell office:value-type="float" office:value="2.645927376543527E-3" table:formula="of:=(3*[.G2]*[.G11]*([.G5]+[.G10]*[.G6])/([.G9]*[.G8]*[.G3]^2))" table:style-name="ce1">
            <text:p>0,002645927</text:p>
          </table:table-cell>
          <table:table-cell office:value-type="float" office:value="377.93932247163076" table:formula="of:=1/[.B11]" table:style-name="ce1">
            <text:p>377,9393225</text:p>
          </table:table-cell>
          <table:table-cell table:number-columns-repeated="2" table:style-name="ce1"/>
          <table:table-cell office:value-type="string" table:style-name="ce1">
            <text:p>g</text:p>
          </table:table-cell>
          <table:table-cell office:value-type="float" office:value="9.8066499999999994" table:style-name="ce1">
            <text:p>9,80665</text:p>
          </table:table-cell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office:value-type="float" office:value="25" table:style-name="ce2">
            <text:p>25</text:p>
          </table:table-cell>
          <table:table-cell office:value-type="float" office:value="-198.3" table:style-name="ce9">
            <text:p>-198,30</text:p>
          </table:table-cell>
          <table:table-cell office:value-type="float" office:value="25.880000000000024" table:formula="of:=([.Q11]-[.$Q$3])*(-1)" table:style-name="ce7">
            <text:p>25,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elka 2</text:p>
          </table:table-cell>
          <table:table-cell office:value-type="float" office:value="2.0069105667878421E-3" table:formula="of:=(3*[.G2]*[.G11]*[.H4]*(1+[.G10])/([.G9]*[.H7]*[.G3]^2))" table:style-name="ce1">
            <text:p>0,002006911</text:p>
          </table:table-cell>
          <table:table-cell office:value-type="float" office:value="498.27830723944447" table:formula="of:=1/[.B12]" table:style-name="ce1">
            <text:p>498,2783072</text:p>
          </table:table-cell>
          <table:table-cell table:number-columns-repeated="7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M</text:p>
          </table:table-cell>
          <table:table-cell office:value-type="float" office:value="0.01" table:style-name="ce1">
            <text:p>0,01</text:p>
          </table:table-cell>
          <table:table-cell table:number-columns-repeated="3" table:style-name="ce1"/>
          <table:table-cell table:style-name="ce2"/>
          <table:table-cell office:value-type="float" office:value="-173.87728429178156" table:formula="of:=[.L3]*[.C3]" table:style-name="ce2">
            <text:p>-173,8772843</text:p>
          </table:table-cell>
          <table:table-cell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</text:p>
          </table:table-cell>
          <table:table-cell office:value-type="float" office:value="20000" table:formula="of:=[.G15]/[.G13]" table:style-name="ce1">
            <text:p>20000</text:p>
          </table:table-cell>
          <table:table-cell table:number-columns-repeated="3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M*a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range</text:p>
          </table:table-cell>
          <table:table-cell office:value-type="float" office:value="0.41466026050309007" table:formula="of:=200/[.C3]" table:style-name="ce1">
            <text:p>0,414660261</text:p>
          </table:table-cell>
          <table:table-cell table:number-columns-repeated="3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10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/>
        </table:table-row>
        <table:table-row table:number-rows-repeated="2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akub Cios</dc:creator>
    <meta:creation-date>2023-10-19T13:38:50Z</meta:creation-date>
    <dc:date>2023-10-20T21:42:26Z</dc:date>
    <meta:editing-cycles>1</meta:editing-cycles>
    <meta:editing-duration>PT167S</meta:editing-duration>
  </office:meta>
</office:document-meta>
</file>